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C8000001F6DFA517D5.png"/>
  <manifest:file-entry manifest:media-type="image/png" manifest:full-path="Pictures/1000020100000338000001B03EF7ADCE.png"/>
  <manifest:file-entry manifest:media-type="image/png" manifest:full-path="Pictures/100002010000033A000002729F698565.png"/>
  <manifest:file-entry manifest:media-type="image/png" manifest:full-path="Pictures/10000201000003AD000003D4857DA7DC.png"/>
  <manifest:file-entry manifest:media-type="image/png" manifest:full-path="Pictures/10000201000002FA00000295C5CBB8A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a1" text:anchor-type="paragraph" svg:width="17cm" svg:height="17.704cm" draw:z-index="0"><draw:image xlink:href="Pictures/10000201000003AD000003D4857DA7DC.png" xlink:type="simple" xlink:show="embed" xlink:actuate="onLoad"/></draw:frame></text:p>
      <text:p text:style-name="Standard">Potem: <text:s/>„ng serve” </text:p>
      <text:p text:style-name="Standard"><draw:frame draw:style-name="fr1" draw:name="grafika2" text:anchor-type="paragraph" svg:width="17cm" svg:height="8.913cm" draw:z-index="1"><draw:image xlink:href="Pictures/1000020100000338000001B03EF7ADCE.png" xlink:type="simple" xlink:show="embed" xlink:actuate="onLoad"/></draw:frame><text:soft-page-break/></text:p>
      <text:p text:style-name="Standard"/>
      <text:p text:style-name="Standard">To samo w animacja 2 i 3 tylko edytowane CSS (rozne efekty)</text:p>
      <text:p text:style-name="Standard"/>
      <text:p text:style-name="Standard"><draw:frame draw:style-name="fr2" draw:name="grafika3" text:anchor-type="paragraph" svg:width="17cm" svg:height="14.744cm" draw:z-index="2"><draw:image xlink:href="Pictures/10000201000002FA00000295C5CBB8A6.png" xlink:type="simple" xlink:show="embed" xlink:actuate="onLoad"/></draw:frame></text:p>
      <text:p text:style-name="Standard"><text:soft-page-break/></text:p>
      <text:p text:style-name="Standard"/>
      <text:p text:style-name="Standard"><draw:frame draw:style-name="fr1" draw:name="grafika4" text:anchor-type="paragraph" svg:width="17cm" svg:height="6.971cm" draw:z-index="3"><draw:image xlink:href="Pictures/10000201000004C8000001F6DFA517D5.png" xlink:type="simple" xlink:show="embed" xlink:actuate="onLoad"/></draw:frame></text:p>
      <text:p text:style-name="Standard"><draw:frame draw:style-name="fr2" draw:name="grafika5" text:anchor-type="paragraph" svg:width="17cm" svg:height="12.883cm" draw:z-index="4"><draw:image xlink:href="Pictures/100002010000033A000002729F69856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1-26T14:25:07.81</meta:creation-date>
    <dc:date>2026-01-26T15:14:38.18</dc:date>
    <meta:editing-duration>PT49M31S</meta:editing-duration>
    <meta:editing-cycles>3</meta:editing-cycles>
    <meta:generator>OpenOffice/4.1.15$Win32 OpenOffice.org_project/4115m2$Build-9813</meta:generator>
    <meta:document-statistic meta:table-count="0" meta:image-count="5" meta:object-count="0" meta:page-count="3" meta:paragraph-count="2" meta:word-count="15" meta:character-count="78"/>
  </office:meta>
</office:document-meta>
</file>